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4000002196DA0C1FC.png" manifest:media-type="image/png"/>
  <manifest:file-entry manifest:full-path="Pictures/1000000000000261000002DC9050B949.png" manifest:media-type="image/png"/>
  <manifest:file-entry manifest:full-path="Pictures/10000000000001AB000003118FDB69F2.png" manifest:media-type="image/png"/>
  <manifest:file-entry manifest:full-path="Pictures/10000000000002030000028938991207.png" manifest:media-type="image/png"/>
  <manifest:file-entry manifest:full-path="Pictures/10000000000002E100000270775EDE21.png" manifest:media-type="image/png"/>
  <manifest:file-entry manifest:full-path="Pictures/10000000000002F70000029D43926C73.png" manifest:media-type="image/png"/>
  <manifest:file-entry manifest:full-path="Pictures/100000000000026D000002CF2ECEA388.png" manifest:media-type="image/png"/>
  <manifest:file-entry manifest:full-path="Pictures/10000000000002B50000015D2CBAF82B.png" manifest:media-type="image/png"/>
  <manifest:file-entry manifest:full-path="Pictures/10000000000002A8000002539E4B6652.png" manifest:media-type="image/png"/>
  <manifest:file-entry manifest:full-path="Pictures/1000000000000280000002D81AE90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x="0.445cm" svg:y="0.058cm" svg:width="16.113cm" svg:height="19.368cm" draw:z-index="0"><draw:image xlink:href="Pictures/1000000000000261000002DC9050B9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1.298cm" svg:height="20.77cm" draw:z-index="2"><draw:image xlink:href="Pictures/10000000000001AB000003118FDB69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1.688cm" svg:y="0.085cm" svg:width="13.626cm" svg:height="17.171cm" draw:z-index="1"><draw:image xlink:href="Pictures/1000000000000203000002893899120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1.177cm" svg:y="0.21cm" svg:width="14.141cm" svg:height="11.973cm" draw:z-index="3"><draw:image xlink:href="Pictures/10000000000002E100000270775EDE21.png" xlink:type="simple" xlink:show="embed" xlink:actuate="onLoad" draw:mime-type="image/png"/></draw:frame><text:soft-page-break/></text:p>
      <text:p text:style-name="Standard"><draw:frame draw:style-name="fr2" draw:name="Image5" text:anchor-type="char" svg:x="1.526cm" svg:y="0.3cm" svg:width="13.478cm" svg:height="11.88cm" draw:z-index="4"><draw:image xlink:href="Pictures/10000000000002F70000029D43926C73.png" xlink:type="simple" xlink:show="embed" xlink:actuate="onLoad" draw:mime-type="image/png"/></draw:frame></text:p>
      <text:p text:style-name="Standard"><draw:frame draw:style-name="fr2" draw:name="Image6" text:anchor-type="char" svg:x="1.903cm" svg:y="0.245cm" svg:width="13.196cm" svg:height="15.279cm" draw:z-index="5"><draw:image xlink:href="Pictures/100000000000026D000002CF2ECEA388.png" xlink:type="simple" xlink:show="embed" xlink:actuate="onLoad" draw:mime-type="image/png"/></draw:frame><text:soft-page-break/></text:p>
      <text:p text:style-name="Standard"><draw:frame draw:style-name="fr2" draw:name="Image7" text:anchor-type="char" svg:x="-0.025cm" svg:y="0.409cm" svg:width="17cm" svg:height="8.56cm" draw:z-index="6"><draw:image xlink:href="Pictures/10000000000002B50000015D2CBAF82B.png" xlink:type="simple" xlink:show="embed" xlink:actuate="onLoad" draw:mime-type="image/png"/></draw:frame></text:p>
      <text:p text:style-name="Standard"><draw:frame draw:style-name="fr2" draw:name="Image8" text:anchor-type="char" svg:x="0.63cm" svg:y="0.06cm" svg:width="15.741cm" svg:height="12.215cm" draw:z-index="7"><draw:image xlink:href="Pictures/10000000000002B4000002196DA0C1FC.png" xlink:type="simple" xlink:show="embed" xlink:actuate="onLoad" draw:mime-type="image/png"/></draw:frame><draw:frame draw:style-name="fr2" draw:name="Image9" text:anchor-type="char" svg:x="1.261cm" svg:y="12.638cm" svg:width="14.489cm" svg:height="12.677cm" draw:z-index="8"><draw:image xlink:href="Pictures/10000000000002A8000002539E4B6652.png" xlink:type="simple" xlink:show="embed" xlink:actuate="onLoad" draw:mime-type="image/png"/></draw:frame><text:soft-page-break/></text:p>
      <text:p text:style-name="Standard"/>
      <text:p text:style-name="Standard"><text:soft-page-break/></text:p>
      <text:p text:style-name="Standard"/>
      <text:p text:style-name="Standard"><draw:frame draw:style-name="fr1" draw:name="Image10" text:anchor-type="char" svg:width="16.933cm" svg:height="19.262cm" draw:z-index="9"><draw:image xlink:href="Pictures/1000000000000280000002D81AE904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23:50:58.438000000</meta:creation-date>
    <meta:generator>LibreOffice/24.2.5.2$Windows_X86_64 LibreOffice_project/bffef4ea93e59bebbeaf7f431bb02b1a39ee8a59</meta:generator>
    <dc:date>2025-04-11T23:57:34.033000000</dc:date>
    <meta:editing-duration>PT6M36S</meta:editing-duration>
    <meta:editing-cycles>1</meta:editing-cycles>
    <meta:document-statistic meta:table-count="0" meta:image-count="10" meta:object-count="0" meta:page-count="7" meta:paragraph-count="0" meta:word-count="0" meta:character-count="0" meta:non-whitespace-character-count="0"/>
  </office:meta>
</office:document-meta>
</file>